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6.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4.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loext:graphic-properties draw:fill-color="#ffffff"/>
      <style:paragraph-properties fo:text-align="center"/>
      <style:text-properties fo:color="#ff0000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1.2cm" svg:x="4.2cm" svg:y="3.4cm">
          <text:p text:style-name="P1">solicitud1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cm" svg:height="1.2cm" svg:x="4.1cm" svg:y="6cm">
          <text:p text:style-name="P1">solicitud2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5cm" svg:height="1.2cm" svg:x="4.2cm" svg:y="9cm">
          <text:p text:style-name="P1">solicitud3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3cm" svg:height="1.2cm" svg:x="13.2cm" svg:y="3.4cm">
          <text:p text:style-name="P2">Crear archvio de solicitud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5cm" svg:height="1.2cm" svg:x="8.7cm" svg:y="3.4cm">
          <text:p text:style-name="P2">Sleep(0.1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7cm" svg:y1="4cm" svg:x2="8.7cm" svg:y2="4cm" draw:start-shape="id1" draw:start-glue-point="1" draw:end-shape="id2" draw:end-glue-point="3" svg:d="M7700 4000h1000" svg:viewBox="0 0 1001 1">
          <text:p/>
        </draw:connector>
        <draw:connector draw:style-name="gr4" draw:text-style-name="P4" draw:layer="layout" svg:x1="12.2cm" svg:y1="4cm" svg:x2="13.2cm" svg:y2="4cm" draw:start-shape="id2" draw:start-glue-point="1" draw:end-shape="id3" svg:d="M12200 4000h1000" svg:viewBox="0 0 1001 1">
          <text:p/>
        </draw:connector>
        <draw:custom-shape draw:style-name="gr5" draw:text-style-name="P3" xml:id="id4" draw:id="id4" draw:layer="layout" svg:width="5.1cm" svg:height="1.2cm" svg:x="21.7cm" svg:y="7cm">
          <text:p text:style-name="P2">Ordenar random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5cm" svg:y1="4cm" svg:x2="21.7cm" svg:y2="7.6cm" draw:start-shape="id3" draw:start-glue-point="1" draw:end-shape="id4" draw:end-glue-point="3" svg:d="M20500 4000h600v3600h600" svg:viewBox="0 0 1201 3601">
          <text:p/>
        </draw:connector>
        <draw:custom-shape draw:style-name="gr2" draw:text-style-name="P3" xml:id="id6" draw:id="id6" draw:layer="layout" svg:width="7.3cm" svg:height="1.2cm" svg:x="13.2cm" svg:y="6cm">
          <text:p text:style-name="P2">Crear archvio de solicitud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5cm" svg:height="1.2cm" svg:x="8.7cm" svg:y="6cm">
          <text:p text:style-name="P2">Sleep(0.1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2cm" svg:y1="6.6cm" svg:x2="13.2cm" svg:y2="6.6cm" draw:start-shape="id5" draw:start-glue-point="1" draw:end-shape="id6" svg:d="M12200 6600h1000" svg:viewBox="0 0 1001 1">
          <text:p/>
        </draw:connector>
        <draw:custom-shape draw:style-name="gr2" draw:text-style-name="P3" xml:id="id8" draw:id="id8" draw:layer="layout" svg:width="7.3cm" svg:height="1.2cm" svg:x="13.2cm" svg:y="9cm">
          <text:p text:style-name="P2">Crear archvio de solicitud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cm" svg:height="1.2cm" svg:x="8.7cm" svg:y="9cm">
          <text:p text:style-name="P2">Sleep(0.1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2cm" svg:y1="9.6cm" svg:x2="13.2cm" svg:y2="9.6cm" draw:start-shape="id7" draw:start-glue-point="1" draw:end-shape="id8" svg:d="M12200 9600h1000" svg:viewBox="0 0 1001 1">
          <text:p/>
        </draw:connector>
        <draw:connector draw:style-name="gr4" draw:text-style-name="P4" draw:layer="layout" svg:x1="20.5cm" svg:y1="9.6cm" svg:x2="21.7cm" svg:y2="7.6cm" draw:start-shape="id8" draw:start-glue-point="1" draw:end-shape="id4" draw:end-glue-point="3" svg:d="M20500 9600h600v-2000h600" svg:viewBox="0 0 1201 2001">
          <text:p/>
        </draw:connector>
        <draw:connector draw:style-name="gr4" draw:text-style-name="P4" draw:layer="layout" svg:x1="20.5cm" svg:y1="6.6cm" svg:x2="21.7cm" svg:y2="7.6cm" draw:start-shape="id6" draw:start-glue-point="1" draw:end-shape="id4" draw:end-glue-point="3" svg:d="M20500 6600h600v1000h600" svg:viewBox="0 0 1201 1001">
          <text:p/>
        </draw:connector>
        <draw:connector draw:style-name="gr4" draw:text-style-name="P4" draw:layer="layout" svg:x1="7.6cm" svg:y1="6.6cm" svg:x2="8.7cm" svg:y2="6.6cm" draw:start-shape="id9" draw:start-glue-point="1" draw:end-shape="id5" draw:end-glue-point="3" svg:d="M7600 6600h1100" svg:viewBox="0 0 1101 1">
          <text:p/>
        </draw:connector>
        <draw:connector draw:style-name="gr4" draw:text-style-name="P4" draw:layer="layout" svg:x1="7.7cm" svg:y1="9.6cm" svg:x2="8.7cm" svg:y2="9.6cm" draw:start-shape="id10" draw:start-glue-point="1" draw:end-shape="id7" draw:end-glue-point="3" svg:d="M7700 9600h1000" svg:viewBox="0 0 1001 1">
          <text:p/>
        </draw:connector>
        <draw:custom-shape draw:style-name="gr6" draw:text-style-name="P1" xml:id="id11" draw:id="id11" draw:layer="layout" svg:width="5.1cm" svg:height="1.2cm" svg:x="21.7cm" svg:y="10.4cm">
          <text:p text:style-name="P1">Archivo solicitud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5.1cm" svg:height="1.2cm" svg:x="31.1cm" svg:y="4.8cm">
          <text:p text:style-name="P2">Modificar/Inserta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4.25cm" svg:y1="8.2cm" svg:x2="24.25cm" svg:y2="10.4cm" draw:start-shape="id4" draw:start-glue-point="2" draw:end-shape="id11" svg:d="M24250 8200v2200" svg:viewBox="0 0 1 2201">
          <text:p/>
        </draw:connector>
        <draw:connector draw:style-name="gr4" draw:text-style-name="P4" draw:layer="layout" svg:x1="26.8cm" svg:y1="7.6cm" svg:x2="33.65cm" svg:y2="6cm" draw:start-shape="id4" draw:start-glue-point="1" draw:end-shape="id12" draw:end-glue-point="2" svg:d="M26800 7600h6850v-1600" svg:viewBox="0 0 6851 1601">
          <text:p/>
        </draw:connector>
        <draw:custom-shape draw:style-name="gr8" draw:text-style-name="P1" xml:id="id13" draw:id="id13" draw:layer="layout" svg:width="1.5cm" svg:height="1.2cm" svg:x="28.9cm" svg:y="4.8cm">
          <text:p text:style-name="P1">DB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1.1cm" svg:y1="5.4cm" svg:x2="30.4cm" svg:y2="5.4cm" draw:start-shape="id12" draw:start-glue-point="3" draw:end-shape="id13" draw:end-glue-point="1" svg:d="M31100 5400h-700" svg:viewBox="0 0 701 1">
          <text:p/>
        </draw:connector>
        <draw:connector draw:style-name="gr4" draw:text-style-name="P4" draw:layer="layout" svg:x1="33.65cm" svg:y1="4.8cm" svg:x2="5.95cm" svg:y2="3.4cm" draw:start-shape="id12" draw:start-glue-point="0" draw:end-shape="id1" draw:end-glue-point="0" svg:d="M33650 4800v-1901h-27700v501" svg:viewBox="0 0 27701 1902">
          <text:p/>
        </draw:connector>
        <draw:connector draw:style-name="gr4" draw:text-style-name="P4" draw:layer="layout" draw:line-skew="-2.099cm" svg:x1="33.65cm" svg:y1="4.8cm" svg:x2="4.1cm" svg:y2="6.6cm" draw:start-shape="id12" draw:start-glue-point="0" draw:end-shape="id9" draw:end-glue-point="3" svg:d="M33650 4800v-2600h-30051v4400h501" svg:viewBox="0 0 30052 4401">
          <text:p/>
        </draw:connector>
        <draw:connector draw:style-name="gr4" draw:text-style-name="P4" draw:layer="layout" draw:line-skew="-2.599cm -0.599cm" svg:x1="33.65cm" svg:y1="4.8cm" svg:x2="4.2cm" svg:y2="9.6cm" draw:start-shape="id12" draw:start-glue-point="0" draw:end-shape="id10" draw:end-glue-point="3" svg:d="M33650 4800v-3100h-30550v7900h1100" svg:viewBox="0 0 30551 790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55:38.271632411</meta:creation-date>
    <dc:date>2017-01-08T14:16:51.282492639</dc:date>
    <meta:editing-duration>PT51S</meta:editing-duration>
    <meta:editing-cycles>1</meta:editing-cycles>
    <meta:document-statistic meta:object-count="28"/>
    <meta:generator>LibreOffice/5.2.3.3$Linux_x86 LibreOffice_project/d54a8868f08a7b39642414cf2c8ef2f228f780cf</meta:generator>
  </office:meta>
</office:document-meta>
</file>